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D0000028BDF95740CE92B38C3.png" manifest:media-type="image/png"/>
  <manifest:file-entry manifest:full-path="Pictures/10000000000005CD00000272DAB705C458E332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draw:auto-grow-height="false" fo:min-height="1.605cm" fo:min-width="1.5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" draw:style-name="gr1" draw:text-style-name="P1" svg:width="1.565cm" svg:height="1.604cm" svg:x="16.836cm" svg:y="7.241cm"><text:p/><draw:enhanced-geometry svg:viewBox="0 0 21600 21600" draw:text-areas="0 0 21600 21600" draw:type="circular-arrow" draw:modifiers="-108.780571196362 88.349538324196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fr2" draw:name="Image1" text:anchor-type="char" svg:width="17.434cm" svg:height="7.643cm" draw:z-index="0"><draw:image xlink:href="Pictures/10000000000005CD0000028BDF95740CE92B38C3.png" xlink:type="simple" xlink:show="embed" xlink:actuate="onLoad" draw:mime-type="image/png"/></draw:frame><draw:frame draw:style-name="fr1" draw:name="Image2" text:anchor-type="char" svg:x="0.22cm" svg:y="8.417cm" svg:width="17cm" svg:height="7.165cm" draw:z-index="2"><draw:image xlink:href="Pictures/10000000000005CD00000272DAB705C458E332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13:18:12.770000000</meta:creation-date>
    <dc:date>2021-04-03T13:20:20.388000000</dc:date>
    <meta:editing-duration>PT2M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